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e6e6ff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svg:stroke-width="0.106cm" svg:stroke-color="#000000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svg:stroke-width="0.035cm" svg:stroke-color="#ffffff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762cm"/>
    </style:style>
    <style:style style:name="gr16" style:family="graphic" style:parent-style-name="standard">
      <style:graphic-properties draw:fill-color="#ffccff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27cm"/>
    </style:style>
    <style:style style:name="gr18" style:family="graphic" style:parent-style-name="standard" style:list-style-name="L1">
      <style:graphic-properties draw:stroke="dash" draw:stroke-dash="Fine_20_Dotted" svg:stroke-width="0.053cm" svg:stroke-color="#000000" draw:marker-start="" draw:marker-start-width="0.279cm" draw:marker-start-center="false" draw:marker-end="" draw:marker-end-width="0.279cm" draw:marker-end-center="false" draw:fill="none" draw:fill-color="#cfe7f5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6e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6e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6e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stroke="none" svg:stroke-color="#000000" draw:fill="none" draw:fill-color="#ffffff" fo:min-height="0.889cm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draw:stroke="none" svg:stroke-color="#000000" draw:fill="none" draw:fill-color="#ffffff" fo:min-height="0.747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Mang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5pt" fo:font-style="italic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italic" style:font-weight-asian="normal" style:font-family-complex="Mangal" style:font-family-generic-complex="system" style:font-pitch-complex="variable" style:font-size-complex="15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5pt" fo:font-style="italic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italic" style:font-weight-asian="normal" style:font-family-complex="Mangal" style:font-family-generic-complex="system" style:font-pitch-complex="variable" style:font-size-complex="15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style:text-properties fo:font-size="16pt" style:font-size-asian="16pt" style:font-size-complex="16pt"/>
    </style:style>
    <style:style style:name="T1" style:family="text">
      <style:text-properties fo:font-size="8pt" fo:font-style="normal" style:font-size-asian="8pt" style:font-style-asian="normal" style:font-size-complex="8pt" style:font-style-complex="norm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'Microsoft YaHei'" style:font-family-generic-asian="system" style:font-pitch-asian="variable" style:font-size-asian="10.5pt" style:font-style-asian="normal" style:font-weight-asian="normal" style:font-family-complex="Mangal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1pt" fo:font-style="italic" fo:text-shadow="none" style:text-underline-style="none" fo:font-weight="normal" style:letter-kerning="true" style:font-family-asian="'Microsoft YaHei'" style:font-family-generic-asian="system" style:font-pitch-asian="variable" style:font-size-asian="11pt" style:font-style-asian="italic" style:font-weight-asian="normal" style:font-family-complex="Mangal" style:font-family-generic-complex="system" style:font-pitch-complex="variable" style:font-size-complex="11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 fo:font-style="italic" style:font-size-asian="10.5pt" style:font-style-asian="italic" style:font-size-complex="10.5pt" style:font-style-complex="italic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10.5pt" fo:font-style="italic" fo:text-shadow="none" style:text-underline-style="none" fo:font-weight="normal" style:letter-kerning="true" style:font-family-asian="'Microsoft YaHei'" style:font-family-generic-asian="system" style:font-pitch-asian="variable" style:font-size-asian="10.5pt" style:font-style-asian="italic" style:font-weight-asian="normal" style:font-family-complex="Mangal" style:font-family-generic-complex="system" style:font-pitch-complex="variable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239cm" svg:y1="11.668cm" svg:x2="18.78cm" svg:y2="11.668cm">
          <text:p/>
        </draw:line>
        <draw:line draw:style-name="gr2" draw:text-style-name="P2" draw:layer="layout" svg:x1="12.938cm" svg:y1="16.857cm" svg:x2="20.48cm" svg:y2="15.333cm">
          <text:p/>
        </draw:line>
        <draw:line draw:style-name="gr2" draw:text-style-name="P2" draw:layer="layout" svg:x1="6.588cm" svg:y1="15.333cm" svg:x2="12.988cm" svg:y2="13.429cm">
          <text:p/>
        </draw:line>
        <draw:rect draw:style-name="gr3" draw:text-style-name="P3" draw:layer="layout" svg:width="1.501cm" svg:height="0.877cm" svg:x="10.279cm" svg:y="12.466cm">
          <text:p text:style-name="P2"><text:span text:style-name="T1">Operand</text:span></text:p>
        </draw:rect>
        <draw:line draw:style-name="gr2" draw:text-style-name="P2" draw:layer="layout" svg:x1="8.161cm" svg:y1="11.65cm" svg:x2="14.589cm" svg:y2="7.858cm">
          <text:p/>
        </draw:line>
        <draw:line draw:style-name="gr2" draw:text-style-name="P2" draw:layer="layout" svg:x1="19.591cm" svg:y1="11.65cm" svg:x2="14.97cm" svg:y2="7.858cm">
          <text:p/>
        </draw:line>
        <draw:line draw:style-name="gr2" draw:text-style-name="P2" draw:layer="layout" svg:x1="13.622cm" svg:y1="11.65cm" svg:x2="14.716cm" svg:y2="7.858cm">
          <text:p/>
        </draw:line>
        <draw:line draw:style-name="gr2" draw:text-style-name="P2" draw:layer="layout" svg:x1="12.987cm" svg:y1="13.428cm" svg:x2="13.622cm" svg:y2="11.904cm">
          <text:p/>
        </draw:line>
        <draw:line draw:style-name="gr2" draw:text-style-name="P2" draw:layer="layout" svg:x1="16.543cm" svg:y1="13.428cm" svg:x2="13.749cm" svg:y2="11.777cm">
          <text:p/>
        </draw:line>
        <draw:line draw:style-name="gr2" draw:text-style-name="P2" draw:layer="layout" svg:x1="9.128cm" svg:y1="15.333cm" svg:x2="12.987cm" svg:y2="13.428cm">
          <text:p/>
        </draw:line>
        <draw:line draw:style-name="gr2" draw:text-style-name="P2" draw:layer="layout" svg:x1="11.414cm" svg:y1="15.333cm" svg:x2="12.987cm" svg:y2="13.428cm">
          <text:p/>
        </draw:line>
        <draw:line draw:style-name="gr2" draw:text-style-name="P2" draw:layer="layout" svg:x1="13.573cm" svg:y1="15.46cm" svg:x2="13.114cm" svg:y2="13.428cm">
          <text:p/>
        </draw:line>
        <draw:line draw:style-name="gr2" draw:text-style-name="P2" draw:layer="layout" svg:x1="15.986cm" svg:y1="15.46cm" svg:x2="12.987cm" svg:y2="13.555cm">
          <text:p/>
        </draw:line>
        <draw:line draw:style-name="gr2" draw:text-style-name="P2" draw:layer="layout" svg:x1="20.48cm" svg:y1="15.333cm" svg:x2="12.987cm" svg:y2="13.428cm">
          <text:p/>
        </draw:line>
        <draw:line draw:style-name="gr2" draw:text-style-name="P2" draw:layer="layout" svg:x1="15.654cm" svg:y1="17.111cm" svg:x2="20.48cm" svg:y2="15.333cm">
          <text:p/>
        </draw:line>
        <draw:line draw:style-name="gr2" draw:text-style-name="P2" draw:layer="layout" svg:x1="17.813cm" svg:y1="17.111cm" svg:x2="20.48cm" svg:y2="15.333cm">
          <text:p/>
        </draw:line>
        <draw:line draw:style-name="gr2" draw:text-style-name="P2" draw:layer="layout" svg:x1="20.226cm" svg:y1="17.111cm" svg:x2="20.48cm" svg:y2="15.333cm">
          <text:p/>
        </draw:line>
        <draw:line draw:style-name="gr2" draw:text-style-name="P2" draw:layer="layout" svg:x1="22.639cm" svg:y1="17.111cm" svg:x2="20.353cm" svg:y2="15.333cm">
          <text:p/>
        </draw:line>
        <draw:line draw:style-name="gr2" draw:text-style-name="P2" draw:layer="layout" svg:x1="25.687cm" svg:y1="17.111cm" svg:x2="20.353cm" svg:y2="15.333cm">
          <text:p/>
        </draw:line>
        <draw:rect draw:style-name="gr3" draw:text-style-name="P3" draw:layer="layout" svg:width="2.378cm" svg:height="2.381cm" svg:x="5.318cm" svg:y="8.874cm">
          <text:p text:style-name="P2"><text:span text:style-name="T1">inBeforeBLock,</text:span></text:p>
          <text:p text:style-name="P2"><text:span text:style-name="T1">inAfterBlock,</text:span></text:p>
          <text:p text:style-name="P2"><text:span text:style-name="T1">inCODE, </text:span></text:p>
          <text:p text:style-name="P2"><text:span text:style-name="T1">inHEADER, </text:span></text:p>
          <text:p text:style-name="P2"><text:span text:style-name="T1">isValidCode</text:span></text:p>
          <text:p text:style-name="P2"><text:span text:style-name="T1">inFileHeader</text:span></text:p>
        </draw:rect>
        <draw:ellipse draw:style-name="gr4" draw:text-style-name="P4" draw:layer="layout" svg:width="3.048cm" svg:height="1.415cm" svg:x="13.165cm" svg:y="7.119cm">
          <text:p text:style-name="P2"><text:span text:style-name="T2">FILE</text:span></text:p>
          <text:p text:style-name="P2"><text:span text:style-name="T2">ROOT</text:span></text:p>
        </draw:ellipse>
        <draw:ellipse draw:style-name="gr5" draw:text-style-name="P6" draw:layer="layout" svg:width="3.048cm" svg:height="1.415cm" svg:x="17.938cm" svg:y="10.974cm">
          <text:p text:style-name="P5"><text:span text:style-name="T3">LINE</text:span></text:p>
        </draw:ellipse>
        <draw:ellipse draw:style-name="gr6" draw:text-style-name="P6" draw:layer="layout" svg:width="3.048cm" svg:height="1.415cm" svg:x="6.622cm" svg:y="10.974cm">
          <text:p text:style-name="P5"><text:span text:style-name="T3">LINE</text:span></text:p>
        </draw:ellipse>
        <draw:ellipse draw:style-name="gr7" draw:text-style-name="P6" draw:layer="layout" svg:width="3.048cm" svg:height="1.415cm" svg:x="11.997cm" svg:y="10.974cm">
          <text:p text:style-name="P5"><text:span text:style-name="T3">LINE</text:span></text:p>
        </draw:ellipse>
        <draw:rect draw:style-name="gr4" draw:text-style-name="P7" draw:layer="layout" svg:width="1.825cm" svg:height="0.98cm" svg:x="7.952cm" svg:y="14.988cm">
          <text:p text:style-name="P2"><text:span text:style-name="T4">Operand </text:span></text:p>
          <text:p text:style-name="P2"><text:span text:style-name="T4">Token</text:span></text:p>
        </draw:rect>
        <draw:rect draw:style-name="gr4" draw:text-style-name="P7" draw:layer="layout" svg:width="1.825cm" svg:height="0.98cm" svg:x="10.165cm" svg:y="14.988cm">
          <text:p text:style-name="P2"><text:span text:style-name="T4">Reference</text:span></text:p>
          <text:p text:style-name="P2"><text:span text:style-name="T4">Token</text:span></text:p>
        </draw:rect>
        <draw:rect draw:style-name="gr4" draw:text-style-name="P7" draw:layer="layout" svg:width="1.824cm" svg:height="0.98cm" svg:x="16.059cm" svg:y="13.12cm">
          <text:p text:style-name="P2"><text:span text:style-name="T4">String</text:span></text:p>
          <text:p text:style-name="P2"><text:span text:style-name="T4">Token</text:span></text:p>
        </draw:rect>
        <draw:rect draw:style-name="gr8" draw:text-style-name="P8" draw:layer="layout" svg:width="1.825cm" svg:height="0.98cm" svg:x="12.451cm" svg:y="14.988cm">
          <text:p text:style-name="P5"><text:span text:style-name="T5">Offset</text:span></text:p>
          <text:p text:style-name="P5"><text:span text:style-name="T5">Token</text:span></text:p>
        </draw:rect>
        <draw:ellipse draw:style-name="gr9" draw:text-style-name="P6" draw:layer="layout" svg:width="3.048cm" svg:height="1.415cm" svg:x="11.336cm" svg:y="12.866cm">
          <text:p text:style-name="P5"><text:span text:style-name="T3">Operand</text:span></text:p>
        </draw:ellipse>
        <draw:rect draw:style-name="gr4" draw:text-style-name="P7" draw:layer="layout" svg:width="1.824cm" svg:height="0.98cm" svg:x="14.565cm" svg:y="14.988cm">
          <text:p text:style-name="P2"><text:span text:style-name="T4">String</text:span></text:p>
          <text:p text:style-name="P2"><text:span text:style-name="T4">Token</text:span></text:p>
        </draw:rect>
        <draw:ellipse draw:style-name="gr10" draw:text-style-name="P6" draw:layer="layout" svg:width="3.048cm" svg:height="1.415cm" svg:x="18.829cm" svg:y="14.69cm">
          <text:p text:style-name="P5"><text:span text:style-name="T3">Operand</text:span></text:p>
        </draw:ellipse>
        <draw:rect draw:style-name="gr4" draw:text-style-name="P7" draw:layer="layout" svg:width="1.825cm" svg:height="0.98cm" svg:x="14.638cm" svg:y="16.639cm">
          <text:p text:style-name="P2"><text:span text:style-name="T4">Operand </text:span></text:p>
          <text:p text:style-name="P2"><text:span text:style-name="T4">Token</text:span></text:p>
        </draw:rect>
        <draw:rect draw:style-name="gr4" draw:text-style-name="P7" draw:layer="layout" svg:width="1.825cm" svg:height="0.98cm" svg:x="17.051cm" svg:y="16.639cm">
          <text:p text:style-name="P2"><text:span text:style-name="T4">Reference</text:span></text:p>
          <text:p text:style-name="P2"><text:span text:style-name="T4">Token</text:span></text:p>
        </draw:rect>
        <draw:rect draw:style-name="gr11" draw:text-style-name="P8" draw:layer="layout" svg:width="1.825cm" svg:height="0.98cm" svg:x="19.337cm" svg:y="16.639cm">
          <text:p text:style-name="P5"><text:span text:style-name="T5">Offset</text:span></text:p>
          <text:p text:style-name="P5"><text:span text:style-name="T5">Token</text:span></text:p>
        </draw:rect>
        <draw:rect draw:style-name="gr4" draw:text-style-name="P7" draw:layer="layout" svg:width="1.824cm" svg:height="0.98cm" svg:x="21.751cm" svg:y="16.639cm">
          <text:p text:style-name="P2"><text:span text:style-name="T4">String</text:span></text:p>
          <text:p text:style-name="P2"><text:span text:style-name="T4">Token</text:span></text:p>
        </draw:rect>
        <draw:ellipse draw:style-name="gr12" draw:text-style-name="P6" draw:layer="layout" svg:width="3.048cm" svg:height="1.415cm" svg:x="24.036cm" svg:y="16.349cm">
          <text:p text:style-name="P5"><text:span text:style-name="T3">Operand</text:span></text:p>
        </draw:ellipse>
        <draw:rect draw:style-name="gr13" draw:text-style-name="P2" draw:layer="layout" svg:width="4.191cm" svg:height="19.05cm" svg:x="0.747cm" svg:y="1cm">
          <text:p/>
        </draw:rect>
        <draw:rect draw:style-name="gr14" draw:text-style-name="P2" draw:layer="layout" svg:width="4.191cm" svg:height="19.05cm" svg:x="0.747cm" svg:y="1cm">
          <text:p/>
        </draw:rect>
        <draw:ellipse draw:style-name="gr4" draw:text-style-name="P4" draw:layer="layout" svg:width="3.048cm" svg:height="1.415cm" svg:x="1.318cm" svg:y="2.506cm">
          <text:p text:style-name="P2"><text:span text:style-name="T2">Node</text:span></text:p>
        </draw:ellipse>
        <draw:frame draw:style-name="gr15" draw:layer="layout" svg:width="3.937cm" svg:height="1.012cm" svg:x="0.874cm" svg:y="1.254cm">
          <draw:text-box>
            <text:p text:style-name="P2">Legend</text:p>
          </draw:text-box>
        </draw:frame>
        <draw:rect draw:style-name="gr4" draw:text-style-name="P7" draw:layer="layout" svg:width="1.916cm" svg:height="0.98cm" svg:x="1.884cm" svg:y="4.196cm">
          <text:p text:style-name="P2"><text:span text:style-name="T6">Leaf</text:span></text:p>
        </draw:rect>
        <draw:rect draw:style-name="gr3" draw:text-style-name="P9" draw:layer="layout" svg:width="2.068cm" svg:height="0.979cm" svg:x="1.808cm" svg:y="5.488cm">
          <text:p text:style-name="P2"><text:span text:style-name="T7">Tags</text:span></text:p>
        </draw:rect>
        <draw:rect draw:style-name="gr16" draw:text-style-name="P3" draw:layer="layout" svg:width="2.28cm" svg:height="0.967cm" svg:x="1.702cm" svg:y="6.766cm">
          <text:p text:style-name="P2"><text:span text:style-name="T1">Delimiters</text:span></text:p>
        </draw:rect>
        <draw:rect draw:style-name="gr4" draw:text-style-name="P7" draw:layer="layout" svg:width="1.825cm" svg:height="0.98cm" svg:x="5.699cm" svg:y="14.988cm">
          <text:p text:style-name="P2"><text:span text:style-name="T4">Generic</text:span></text:p>
          <text:p text:style-name="P2"><text:span text:style-name="T4">Token</text:span></text:p>
        </draw:rect>
        <draw:rect draw:style-name="gr4" draw:text-style-name="P7" draw:layer="layout" svg:width="1.825cm" svg:height="0.98cm" svg:x="12.313cm" svg:y="16.639cm">
          <text:p text:style-name="P2"><text:span text:style-name="T4">Generic</text:span></text:p>
          <text:p text:style-name="P2"><text:span text:style-name="T4">Token</text:span></text:p>
        </draw:rect>
        <draw:frame draw:style-name="gr17" draw:text-style-name="P10" draw:layer="layout" svg:width="7.62cm" svg:height="1.377cm" svg:x="5.318cm" svg:y="1.254cm">
          <draw:text-box>
            <text:p><text:span text:style-name="T8">MODFILE FORMAT V4</text:span></text:p>
          </draw:text-box>
        </draw:frame>
        <draw:rect draw:style-name="gr4" draw:text-style-name="P2" draw:layer="layout" svg:width="7.62cm" svg:height="2.921cm" svg:x="18.399cm" svg:y="1.508cm">
          <text:p text:style-name="P2"><text:span text:style-name="T9">Document</text:span></text:p>
          <text:p text:style-name="P2"><text:span text:style-name="T10">extends</text:span><text:span text:style-name="T11"> </text:span></text:p>
          <text:p text:style-name="P2"><text:span text:style-name="T11">Plain/StyledDocument</text:span></text:p>
        </draw:rect>
        <draw:rect draw:style-name="gr3" draw:text-style-name="P3" draw:layer="layout" svg:width="2.921cm" svg:height="2.286cm" svg:x="22.971cm" svg:y="4.302cm">
          <text:p text:style-name="P2"><text:span text:style-name="T1">MODFILEVersion</text:span></text:p>
          <text:p text:style-name="P2"><text:span text:style-name="T1">UPKFILE</text:span></text:p>
          <text:p text:style-name="P2"><text:span text:style-name="T1">GUID</text:span></text:p>
          <text:p text:style-name="P2"><text:span text:style-name="T1">FUNCTION</text:span></text:p>
        </draw:rect>
      </draw:page>
      <draw:page draw:name="page2" draw:style-name="dp1" draw:master-page-name="Default">
        <draw:line draw:style-name="gr18" draw:text-style-name="P11" draw:layer="layout" svg:x1="12.557cm" svg:y1="12.863cm" svg:x2="18.78cm" svg:y2="12.863cm">
          <text:p/>
        </draw:line>
        <draw:line draw:style-name="gr2" draw:text-style-name="P1" draw:layer="layout" svg:x1="24.876cm" svg:y1="12.811cm" svg:x2="12.049cm" svg:y2="9.001cm">
          <text:p/>
        </draw:line>
        <draw:line draw:style-name="gr2" draw:text-style-name="P1" draw:layer="layout" svg:x1="10.906cm" svg:y1="12.811cm" svg:x2="12.049cm" svg:y2="9.128cm">
          <text:p/>
        </draw:line>
        <draw:line draw:style-name="gr1" draw:text-style-name="P1" draw:layer="layout" svg:x1="13.766cm" svg:y1="8.984cm" svg:x2="16.487cm" svg:y2="8.984cm">
          <text:p/>
        </draw:line>
        <draw:line draw:style-name="gr2" draw:text-style-name="P1" draw:layer="layout" svg:x1="12.176cm" svg:y1="9.001cm" svg:x2="6.715cm" svg:y2="12.684cm">
          <text:p/>
        </draw:line>
        <draw:line draw:style-name="gr2" draw:text-style-name="P1" draw:layer="layout" svg:x1="20.05cm" svg:y1="12.684cm" svg:x2="12.176cm" svg:y2="8.874cm">
          <text:p/>
        </draw:line>
        <draw:line draw:style-name="gr2" draw:text-style-name="P1" draw:layer="layout" svg:x1="16.34cm" svg:y1="3.804cm" svg:x2="12.577cm" svg:y2="6.059cm">
          <text:p/>
        </draw:line>
        <draw:rect draw:style-name="gr19" draw:text-style-name="P13" draw:layer="layout" svg:width="2.068cm" svg:height="0.979cm" svg:x="21.406cm" svg:y="4.996cm">
          <text:p text:style-name="P12"><text:span text:style-name="T12">UPKFILE=</text:span></text:p>
          <text:p text:style-name="P12"><text:span text:style-name="T12">GUID=</text:span></text:p>
        </draw:rect>
        <draw:line draw:style-name="gr2" draw:text-style-name="P1" draw:layer="layout" svg:x1="16.449cm" svg:y1="3.804cm" svg:x2="20.477cm" svg:y2="6.308cm">
          <text:p/>
        </draw:line>
        <draw:line draw:style-name="gr2" draw:text-style-name="P1" draw:layer="layout" svg:x1="12.529cm" svg:y1="6.198cm" svg:x2="12.176cm" svg:y2="8.874cm">
          <text:p/>
        </draw:line>
        <draw:line draw:style-name="gr2" draw:text-style-name="P1" draw:layer="layout" svg:x1="12.638cm" svg:y1="6.198cm" svg:x2="18.018cm" svg:y2="9.001cm">
          <text:p/>
        </draw:line>
        <draw:line draw:style-name="gr1" draw:text-style-name="P1" draw:layer="layout" svg:x1="14.163cm" svg:y1="6.199cm" svg:x2="18.735cm" svg:y2="6.199cm">
          <text:p/>
        </draw:line>
        <draw:ellipse draw:style-name="gr4" draw:text-style-name="P4" draw:layer="layout" svg:width="3.048cm" svg:height="1.415cm" svg:x="14.68cm" svg:y="3.135cm">
          <text:p text:style-name="P2"><text:span text:style-name="T2">PROJECT</text:span></text:p>
          <text:p text:style-name="P2"><text:span text:style-name="T2">ROOT</text:span></text:p>
        </draw:ellipse>
        <draw:ellipse draw:style-name="gr4" draw:text-style-name="P4" draw:layer="layout" svg:width="3.048cm" svg:height="1.415cm" svg:x="10.897cm" svg:y="5.547cm">
          <text:p text:style-name="P2"><text:span text:style-name="T2">UPK</text:span></text:p>
        </draw:ellipse>
        <draw:ellipse draw:style-name="gr4" draw:text-style-name="P4" draw:layer="layout" svg:width="3.048cm" svg:height="1.415cm" svg:x="18.803cm" svg:y="5.547cm">
          <text:p text:style-name="P2"><text:span text:style-name="T2">UPK</text:span></text:p>
        </draw:ellipse>
        <draw:rect draw:style-name="gr3" draw:text-style-name="P9" draw:layer="layout" svg:width="2.286cm" svg:height="0.87cm" svg:x="13.043cm" svg:y="7.896cm">
          <text:p text:style-name="P2"><text:span text:style-name="T13">FUNCTION=</text:span></text:p>
        </draw:rect>
        <draw:ellipse draw:style-name="gr4" draw:text-style-name="P4" draw:layer="layout" svg:width="3.048cm" svg:height="1.415cm" svg:x="10.559cm" svg:y="8.333cm">
          <text:p text:style-name="P2"><text:span text:style-name="T2">FUNCTION</text:span></text:p>
        </draw:ellipse>
        <draw:rect draw:style-name="gr3" draw:text-style-name="P9" draw:layer="layout" svg:width="2.411cm" svg:height="0.87cm" svg:x="19.06cm" svg:y="7.81cm">
          <text:p text:style-name="P2"><text:span text:style-name="T13">FUNCTION=</text:span></text:p>
        </draw:rect>
        <draw:ellipse draw:style-name="gr4" draw:text-style-name="P4" draw:layer="layout" svg:width="3.048cm" svg:height="1.415cm" svg:x="16.748cm" svg:y="8.333cm">
          <text:p text:style-name="P2"><text:span text:style-name="T2">FUNCTION</text:span></text:p>
        </draw:ellipse>
        <draw:ellipse draw:style-name="gr4" draw:text-style-name="P4" draw:layer="layout" svg:width="3.048cm" svg:height="1.415cm" svg:x="9.438cm" svg:y="12.153cm">
          <text:p text:style-name="P2"><text:span text:style-name="T2">MODFILE</text:span></text:p>
        </draw:ellipse>
        <draw:ellipse draw:style-name="gr4" draw:text-style-name="P4" draw:layer="layout" svg:width="3.048cm" svg:height="1.415cm" svg:x="18.511cm" svg:y="12.153cm">
          <text:p text:style-name="P2"><text:span text:style-name="T2">MODFILE</text:span></text:p>
        </draw:ellipse>
        <draw:rect draw:style-name="gr13" draw:text-style-name="P2" draw:layer="layout" svg:width="4.191cm" svg:height="19.05cm" svg:x="0.722cm" svg:y="0.975cm">
          <text:p/>
        </draw:rect>
        <draw:rect draw:style-name="gr14" draw:text-style-name="P2" draw:layer="layout" svg:width="4.191cm" svg:height="19.05cm" svg:x="0.722cm" svg:y="0.975cm">
          <text:p/>
        </draw:rect>
        <draw:ellipse draw:style-name="gr4" draw:text-style-name="P4" draw:layer="layout" svg:width="3.048cm" svg:height="1.415cm" svg:x="1.293cm" svg:y="2.481cm">
          <text:p text:style-name="P2"><text:span text:style-name="T2">Node</text:span></text:p>
        </draw:ellipse>
        <draw:frame draw:style-name="gr15" draw:text-style-name="P14" draw:layer="layout" svg:width="3.937cm" svg:height="1.012cm" svg:x="0.849cm" svg:y="1.229cm">
          <draw:text-box>
            <text:p text:style-name="P2"><text:span text:style-name="T14">Legend</text:span></text:p>
          </draw:text-box>
        </draw:frame>
        <draw:rect draw:style-name="gr4" draw:text-style-name="P7" draw:layer="layout" svg:width="1.916cm" svg:height="0.98cm" svg:x="1.859cm" svg:y="4.171cm">
          <text:p text:style-name="P2"><text:span text:style-name="T6">Leaf</text:span></text:p>
        </draw:rect>
        <draw:rect draw:style-name="gr3" draw:text-style-name="P9" draw:layer="layout" svg:width="2.068cm" svg:height="0.979cm" svg:x="1.783cm" svg:y="5.463cm">
          <text:p text:style-name="P2"><text:span text:style-name="T7">Tags</text:span></text:p>
        </draw:rect>
        <draw:rect draw:style-name="gr16" draw:text-style-name="P3" draw:layer="layout" svg:width="2.28cm" svg:height="0.967cm" svg:x="1.677cm" svg:y="6.741cm">
          <text:p text:style-name="P2"><text:span text:style-name="T1">Delimiters</text:span></text:p>
        </draw:rect>
        <draw:frame draw:style-name="gr17" draw:text-style-name="P15" draw:layer="layout" svg:width="7.62cm" svg:height="1.715cm" svg:x="5.572cm" svg:y="2.018cm">
          <draw:text-box>
            <text:p><text:span text:style-name="T15">MODPROJECT FORMAT V4</text:span></text:p>
          </draw:text-box>
        </draw:frame>
        <draw:ellipse draw:style-name="gr4" draw:text-style-name="P4" draw:layer="layout" svg:width="3.048cm" svg:height="1.415cm" svg:x="23.306cm" svg:y="12.153cm">
          <text:p text:style-name="P2"><text:span text:style-name="T2">MODFILE</text:span></text:p>
        </draw:ellipse>
        <draw:ellipse draw:style-name="gr4" draw:text-style-name="P4" draw:layer="layout" svg:width="3.048cm" svg:height="1.415cm" svg:x="5.3cm" svg:y="12.153cm">
          <text:p text:style-name="P2"><text:span text:style-name="T2">MODFILE</text:span></text:p>
        </draw:ellipse>
        <draw:rect draw:style-name="gr3" draw:text-style-name="P9" draw:layer="layout" svg:width="2.411cm" svg:height="0.87cm" svg:x="18.693cm" svg:y="13.268cm">
          <text:p text:style-name="P2"><text:span text:style-name="T13">FILNAME</text:span></text:p>
        </draw:rect>
        <draw:rect draw:style-name="gr3" draw:text-style-name="P9" draw:layer="layout" svg:width="2.411cm" svg:height="0.87cm" svg:x="22.56cm" svg:y="13.268cm">
          <text:p text:style-name="P2"><text:span text:style-name="T13">FILNAME</text:span></text:p>
        </draw:rect>
        <draw:rect draw:style-name="gr20" draw:text-style-name="P16" draw:layer="layout" svg:width="2.411cm" svg:height="0.87cm" svg:x="10.714cm" svg:y="13.268cm">
          <text:p text:style-name="P5"><text:span text:style-name="T16">FILNAME</text:span></text:p>
        </draw:rect>
        <draw:rect draw:style-name="gr21" draw:text-style-name="P16" draw:layer="layout" svg:width="2.411cm" svg:height="0.87cm" svg:x="6.415cm" svg:y="13.268cm">
          <text:p text:style-name="P5"><text:span text:style-name="T16">FILNAME</text:span></text:p>
        </draw:rect>
      </draw:page>
      <draw:page draw:name="page3" draw:style-name="dp1" draw:master-page-name="Default">
        <draw:ellipse draw:style-name="gr4" draw:text-style-name="P4" draw:layer="layout" svg:width="2.413cm" svg:height="0.943cm" svg:x="1.254cm" svg:y="12.129cm">
          <text:p text:style-name="P2"><text:span text:style-name="T17">OPERAND</text:span></text:p>
        </draw:ellipse>
        <draw:ellipse draw:style-name="gr4" draw:text-style-name="P4" draw:layer="layout" svg:width="2.413cm" svg:height="0.943cm" svg:x="1.254cm" svg:y="10.732cm">
          <text:p text:style-name="P2"><text:span text:style-name="T17">LINE</text:span></text:p>
        </draw:ellipse>
        <draw:ellipse draw:style-name="gr4" draw:text-style-name="P4" draw:layer="layout" svg:width="2.413cm" svg:height="0.943cm" svg:x="1.254cm" svg:y="4.529cm">
          <text:p text:style-name="P2"><text:span text:style-name="T17">FUNCTION</text:span></text:p>
        </draw:ellipse>
        <draw:ellipse draw:style-name="gr4" draw:text-style-name="P4" draw:layer="layout" svg:width="2.413cm" svg:height="0.943cm" svg:x="1.254cm" svg:y="3.088cm">
          <text:p text:style-name="P2"><text:span text:style-name="T17">UPK</text:span></text:p>
        </draw:ellipse>
        <draw:ellipse draw:style-name="gr4" draw:text-style-name="P4" draw:layer="layout" svg:width="2.413cm" svg:height="0.943cm" svg:x="1.254cm" svg:y="1.647cm">
          <text:p text:style-name="P2"><text:span text:style-name="T17">PACKAGE</text:span></text:p>
          <text:p text:style-name="P2"><text:span text:style-name="T17">ROOT</text:span></text:p>
        </draw:ellipse>
        <draw:frame draw:style-name="gr22" draw:text-style-name="P17" draw:layer="layout" svg:width="21.59cm" svg:height="1.139cm" svg:x="3.921cm" svg:y="1.724cm">
          <draw:text-box>
            <text:p><text:span text:style-name="T18">The root node of the package. Only one can exist. Has no owner.</text:span></text:p>
          </draw:text-box>
        </draw:frame>
        <draw:frame draw:style-name="gr15" draw:layer="layout" svg:width="21.59cm" svg:height="1.267cm" svg:x="3.921cm" svg:y="2.888cm">
          <draw:text-box>
            <text:p><text:span text:style-name="T18">UPK Node. Begins with UPKFILE=. Lasts until next UPKFILE= . Used to determine reference mappings and upks to apply/revert to.</text:span></text:p>
          </draw:text-box>
        </draw:frame>
        <draw:frame draw:style-name="gr15" draw:layer="layout" svg:width="21.59cm" svg:height="1.267cm" svg:x="3.921cm" svg:y="4.337cm">
          <draw:text-box>
            <text:p><text:span text:style-name="T18">Function Node. Begins with FUNCTION= . Lasts until next FUNCTION= . Used to determine function scope when apply/revert hex changes.</text:span></text:p>
          </draw:text-box>
        </draw:frame>
        <draw:frame draw:style-name="gr15" draw:layer="layout" svg:width="21.59cm" svg:height="1.267cm" svg:x="3.921cm" svg:y="10.632cm">
          <draw:text-box>
            <text:p><text:span text:style-name="T18">Line Node. Scope from EOL to next EOL. Can represent a comment, ModFile delimiter, or line of unreal bytecode.</text:span></text:p>
          </draw:text-box>
        </draw:frame>
        <draw:frame draw:style-name="gr15" draw:layer="layout" svg:width="21.59cm" svg:height="1.267cm" svg:x="3.921cm" svg:y="12.129cm">
          <draw:text-box>
            <text:p><text:span text:style-name="T18">Operand Node. Determined by parsing unreal bytecode. Represents a single byte executable command.</text:span></text:p>
          </draw:text-box>
        </draw:frame>
        <draw:rect draw:style-name="gr4" draw:text-style-name="P7" draw:layer="layout" svg:width="1.825cm" svg:height="0.98cm" svg:x="1.508cm" svg:y="14.219cm">
          <text:p text:style-name="P2"><text:span text:style-name="T4">Operand </text:span></text:p>
          <text:p text:style-name="P2"><text:span text:style-name="T4">Token</text:span></text:p>
        </draw:rect>
        <draw:rect draw:style-name="gr4" draw:text-style-name="P7" draw:layer="layout" svg:width="1.825cm" svg:height="0.98cm" svg:x="1.508cm" svg:y="15.479cm">
          <text:p text:style-name="P2"><text:span text:style-name="T4">Reference</text:span></text:p>
          <text:p text:style-name="P2"><text:span text:style-name="T4">Token</text:span></text:p>
        </draw:rect>
        <draw:rect draw:style-name="gr23" draw:text-style-name="P8" draw:layer="layout" svg:width="1.825cm" svg:height="0.98cm" svg:x="1.508cm" svg:y="16.703cm">
          <text:p text:style-name="P5"><text:span text:style-name="T5">Offset</text:span></text:p>
          <text:p text:style-name="P5"><text:span text:style-name="T5">Token</text:span></text:p>
        </draw:rect>
        <draw:rect draw:style-name="gr4" draw:text-style-name="P7" draw:layer="layout" svg:width="1.824cm" svg:height="0.98cm" svg:x="1.462cm" svg:y="17.927cm">
          <text:p text:style-name="P2"><text:span text:style-name="T4">String</text:span></text:p>
          <text:p text:style-name="P2"><text:span text:style-name="T4">Token</text:span></text:p>
        </draw:rect>
        <draw:frame draw:style-name="gr22" draw:text-style-name="P10" draw:layer="layout" svg:width="26.305cm" svg:height="1.139cm" svg:x="1.335cm" svg:y="13.205cm">
          <draw:text-box>
            <text:p><text:span text:style-name="T19">Tokens are leaves containing displayable data. They may contain meta-data.</text:span></text:p>
          </draw:text-box>
        </draw:frame>
        <draw:frame draw:style-name="gr15" draw:text-style-name="P18" draw:layer="layout" svg:width="21.59cm" svg:height="1.012cm" svg:x="3.221cm" svg:y="14.444cm">
          <draw:text-box>
            <text:p><text:span text:style-name="T20">Operand token. Always 1 bytecode. Represents an operand such as 0x00, 0x01, 0x1B, or 0x19.</text:span></text:p>
          </draw:text-box>
        </draw:frame>
        <draw:frame draw:style-name="gr15" draw:text-style-name="P18" draw:layer="layout" svg:width="21.59cm" svg:height="1.199cm" svg:x="3.221cm" svg:y="15.361cm">
          <draw:text-box>
            <text:p><text:span text:style-name="T20">Reference token. Always 4 bytes of bytecode. Represents a reference – an index into the objectlist, importlist, or namelist. Contains metadata indicating if it is a virtual function reference.</text:span></text:p>
          </draw:text-box>
        </draw:frame>
        <draw:frame draw:style-name="gr15" draw:text-style-name="P18" draw:layer="layout" svg:width="21.59cm" svg:height="1.199cm" svg:x="3.221cm" svg:y="16.677cm">
          <draw:text-box>
            <text:p><text:span text:style-name="T20">Offset Token. Always 2 byte of bytecode. Represents an absolute or relative offset. Contains metadata indicating whether it is absolute or relative.</text:span></text:p>
          </draw:text-box>
        </draw:frame>
        <draw:frame draw:style-name="gr15" draw:text-style-name="P18" draw:layer="layout" svg:width="21.59cm" svg:height="1.199cm" svg:x="3.221cm" svg:y="17.897cm">
          <draw:text-box>
            <text:p><text:span text:style-name="T20">String Token. Variable length. Can represent an unreal string (00 terminated) or a modfile comment (EOL terminated). Unreal strings have Operand parent nodes while modfile comments do not.</text:span></text:p>
          </draw:text-box>
        </draw:frame>
        <draw:rect draw:style-name="gr4" draw:text-style-name="P7" draw:layer="layout" svg:width="1.824cm" svg:height="0.98cm" svg:x="1.462cm" svg:y="19.128cm">
          <text:p text:style-name="P2"><text:span text:style-name="T4">Generic</text:span></text:p>
          <text:p text:style-name="P2"><text:span text:style-name="T4">Token</text:span></text:p>
        </draw:rect>
        <draw:frame draw:style-name="gr15" draw:text-style-name="P18" draw:layer="layout" svg:width="21.59cm" svg:height="1.199cm" svg:x="3.221cm" svg:y="18.998cm">
          <draw:text-box>
            <text:p><text:span text:style-name="T20">Generic Token. Variable length. Can represent unreal data values (ints, floats, vectors) of fixed length or extra format-required tokens.</text:span></text:p>
          </draw:text-box>
        </draw:frame>
        <draw:frame draw:style-name="gr24" draw:text-style-name="P10" draw:layer="layout" svg:width="6.777cm" svg:height="0.997cm" svg:x="3.413cm" svg:y="0.743cm">
          <draw:text-box>
            <text:p><text:span text:style-name="T21">Project-level categories</text:span></text:p>
          </draw:text-box>
        </draw:frame>
        <draw:frame draw:style-name="gr24" draw:text-style-name="P10" draw:layer="layout" svg:width="6.777cm" svg:height="0.997cm" svg:x="3.413cm" svg:y="7.847cm">
          <draw:text-box>
            <text:p><text:span text:style-name="T21">File-level categories</text:span></text:p>
          </draw:text-box>
        </draw:frame>
        <draw:rect draw:style-name="gr4" draw:text-style-name="P7" draw:layer="layout" svg:width="1.825cm" svg:height="0.98cm" svg:x="1.508cm" svg:y="6.067cm">
          <text:p text:style-name="P2"><text:span text:style-name="T4">FILE</text:span></text:p>
        </draw:rect>
        <draw:frame draw:style-name="gr15" draw:layer="layout" svg:width="21.59cm" svg:height="1.012cm" svg:x="3.921cm" svg:y="6.089cm">
          <draw:text-box>
            <text:p><text:span text:style-name="T18">A single modfile I the modpackage</text:span></text:p>
          </draw:text-box>
        </draw:frame>
        <draw:ellipse draw:style-name="gr4" draw:text-style-name="P4" draw:layer="layout" svg:width="2.413cm" svg:height="0.943cm" svg:x="1.254cm" svg:y="9.172cm">
          <text:p text:style-name="P2"><text:span text:style-name="T17">FILE</text:span></text:p>
          <text:p text:style-name="P2"><text:span text:style-name="T17">ROOT</text:span></text:p>
        </draw:ellipse>
        <draw:frame draw:style-name="gr15" draw:layer="layout" svg:width="21.59cm" svg:height="1.012cm" svg:x="3.921cm" svg:y="9.086cm">
          <draw:text-box>
            <text:p><text:span text:style-name="T18">The root node of the file. Only one per file. Has no own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2T20:56:00.64</meta:creation-date>
    <dc:date>2013-12-05T20:34:20.91</dc:date>
    <meta:editing-duration>PT1H46M19S</meta:editing-duration>
    <meta:editing-cycles>6</meta:editing-cycles>
    <meta:generator>OpenOffice/4.0.1$Win32 OpenOffice.org_project/401m5$Build-9714</meta:generator>
    <meta:document-statistic meta:object-count="110"/>
  </office:meta>
</office:document-meta>
</file>